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autospace="none" fo:margin-bottom="0in" fo:line-height="100%"/>
      <style:text-properties style:font-name="Minion-Regular" style:font-name-complex="Minion-Regular" fo:color="#231F20"/>
    </style:style>
    <style:style style:name="TableColumn10" style:family="table-column">
      <style:table-column-properties style:column-width="6.15in" style:use-optimal-column-width="false"/>
    </style:style>
    <style:style style:name="Table9" style:family="table">
      <style:table-properties style:width="6.15in" fo:margin-left="0in" table:align="center"/>
    </style:style>
    <style:style style:name="TableRow11" style:family="table-row">
      <style:table-row-properties style:min-row-height="2in"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NoSpacing" style:family="paragraph">
      <style:paragraph-properties style:snap-to-layout-grid="false"/>
      <style:text-properties style:font-name="Cambria" style:font-name-complex="Cambria" fo:text-transform="uppercase"/>
    </style:style>
    <style:style style:name="TableRow14" style:family="table-row">
      <style:table-row-properties style:min-row-height="1in" style:use-optimal-row-height="false"/>
    </style:style>
    <style:style style:name="TableCell15"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6" style:parent-style-name="NoSpacing" style:family="paragraph">
      <style:paragraph-properties fo:text-align="center"/>
    </style:style>
    <style:style style:name="T17" style:parent-style-name="DefaultParagraphFont" style:family="text">
      <style:text-properties style:font-name-complex="Arial" fo:font-weight="bold" style:font-weight-asian="bold" fo:font-variant="small-caps" style:text-position="-22.5% 100%" fo:font-size="40pt" style:font-size-asian="40pt" style:font-size-complex="40pt"/>
    </style:style>
    <style:style style:name="T18" style:parent-style-name="DefaultParagraphFont" style:family="text">
      <style:text-properties style:font-name-complex="Arial" fo:font-weight="bold" style:font-weight-asian="bold" fo:font-variant="small-caps" fo:color="#548DD4" style:text-position="-6.2% 100%" fo:font-size="40pt" style:font-size-asian="40pt" style:font-size-complex="40pt"/>
    </style:style>
    <style:style style:name="T19" style:parent-style-name="DefaultParagraphFont" style:family="text">
      <style:text-properties style:font-name-complex="Arial" fo:font-weight="bold" style:font-weight-asian="bold" fo:font-variant="small-caps" style:text-position="-6.2% 100%" fo:font-size="40pt" style:font-size-asian="40pt" style:font-size-complex="40pt"/>
    </style:style>
    <style:style style:name="P20" style:parent-style-name="NoSpacing" style:family="paragraph">
      <style:paragraph-properties fo:text-align="center"/>
      <style:text-properties style:font-name="Cambria" style:font-name-complex="Cambria" fo:font-size="40pt" style:font-size-asian="40pt" style:font-size-complex="40pt"/>
    </style:style>
    <style:style style:name="TableRow21" style:family="table-row">
      <style:table-row-properties style:min-row-height="0.5in" style:use-optimal-row-height="false"/>
    </style:style>
    <style:style style:name="TableCell22" style:family="table-cell">
      <style:table-cell-properties fo:border-top="0.0138in solid #000000" fo:border-left="none" fo:border-bottom="0.0138in solid #000000" fo:border-right="none" style:writing-mode="lr-tb" style:vertical-align="middle" fo:padding-top="0in" fo:padding-left="0.075in" fo:padding-bottom="0in" fo:padding-right="0.075in"/>
    </style:style>
    <style:style style:name="P23" style:parent-style-name="Standard" style:family="paragraph">
      <style:paragraph-properties fo:text-align="center"/>
    </style:style>
    <style:style style:name="T24" style:parent-style-name="DefaultParagraphFont" style:family="text">
      <style:text-properties style:font-name-complex="Arial" fo:font-weight="bold" style:font-weight-asian="bold" fo:font-variant="small-caps" style:text-position="-86.2% 100%" fo:font-size="40pt" style:font-size-asian="40pt" style:font-size-complex="40pt"/>
    </style:style>
    <style:style style:name="TableRow25" style:family="table-row">
      <style:table-row-properties style:min-row-height="0.25in" style:use-optimal-row-height="false"/>
    </style:style>
    <style:style style:name="TableCell26"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27" style:parent-style-name="NoSpacing" style:family="paragraph">
      <style:paragraph-properties style:snap-to-layout-grid="false"/>
      <style:text-properties fo:font-weight="bold" style:font-weight-asian="bold" style:font-weight-complex="bold"/>
    </style:style>
    <style:style style:name="TableRow28" style:family="table-row">
      <style:table-row-properties style:min-row-height="0.25in" style:use-optimal-row-height="false"/>
    </style:style>
    <style:style style:name="TableCell29" style:family="table-cell">
      <style:table-cell-properties fo:border="none" style:writing-mode="lr-tb" style:vertical-align="middle" fo:padding-top="0in" fo:padding-left="0.075in" fo:padding-bottom="0in" fo:padding-right="0.075in"/>
    </style:style>
    <style:style style:name="P30" style:parent-style-name="NoSpacing" style:family="paragraph">
      <style:paragraph-properties style:snap-to-layout-grid="false" fo:text-align="center"/>
      <style:text-properties fo:font-weight="bold" style:font-weight-asian="bold" style:font-weight-complex="bold"/>
    </style:style>
    <style:style style:name="S1" style:family="section">
      <style:section-properties fo:margin-left="0.4444in" fo:margin-right="0.4444in" style:writing-mode="lr-tb"/>
    </style:style>
    <style:style style:name="T31" style:parent-style-name="DefaultParagraphFont" style:family="text">
      <style:text-properties style:language-asian="en" style:country-asian="US"/>
    </style:style>
    <style:style style:name="TableColumn33" style:family="table-column">
      <style:table-column-properties style:column-width="6.15in" style:use-optimal-column-width="false"/>
    </style:style>
    <style:style style:name="Table32" style:family="table">
      <style:table-properties style:width="6.1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NoSpacing" style:family="paragraph">
      <style:paragraph-properties style:snap-to-layout-grid="false"/>
    </style:style>
    <style:style style:name="TableColumn38" style:family="table-column">
      <style:table-column-properties style:column-width="6.15in" style:use-optimal-column-width="false"/>
    </style:style>
    <style:style style:name="Table37" style:family="table">
      <style:table-properties style:width="6.15in" fo:margin-left="0in" table:align="center"/>
    </style:style>
    <style:style style:name="TableRow39" style:family="table-row">
      <style:table-row-properties style:min-row-height="1in" style:use-optimal-row-height="false"/>
    </style:style>
    <style:style style:name="TableCell40" style:family="table-cell">
      <style:table-cell-properties fo:border-top="none" fo:border-left="none" fo:border-bottom="0.0069in solid #808080" fo:border-right="none" style:writing-mode="lr-tb" style:vertical-align="middle" fo:padding-top="0in" fo:padding-left="0.075in" fo:padding-bottom="0in" fo:padding-right="0.075in"/>
    </style:style>
    <style:style style:name="P41" style:parent-style-name="NoSpacing" style:family="paragraph">
      <style:paragraph-properties fo:text-align="center"/>
    </style:style>
    <style:style style:name="T42" style:parent-style-name="BookTitle" style:family="text">
      <style:text-properties fo:font-size="30pt" style:font-size-asian="30pt" style:font-size-complex="30pt"/>
    </style:style>
    <style:style style:name="TableRow43" style:family="table-row">
      <style:table-row-properties style:min-row-height="0.5in" style:use-optimal-row-height="false"/>
    </style:style>
    <style:style style:name="TableCell44" style:family="table-cell">
      <style:table-cell-properties fo:border-top="0.0069in solid #808080" fo:border-left="none" fo:border-bottom="none" fo:border-right="none" style:writing-mode="lr-tb" style:vertical-align="middle" fo:padding-top="0in" fo:padding-left="0.075in" fo:padding-bottom="0in" fo:padding-right="0.075in"/>
    </style:style>
    <style:style style:name="P45" style:parent-style-name="NoSpacing" style:family="paragraph">
      <style:paragraph-properties style:snap-to-layout-grid="false"/>
      <style:text-properties style:font-name="Cambria" style:font-name-complex="Cambria" fo:font-size="24pt" style:font-size-asian="24pt" style:font-size-complex="24pt"/>
    </style:style>
    <style:style style:name="P46" style:parent-style-name="TOC1" style:family="paragraph">
      <style:paragraph-properties>
        <style:tab-stops>
          <style:tab-stop style:type="right" style:leader-style="dotted" style:leader-text="." style:position="5.1041in"/>
        </style:tab-stops>
      </style:paragraph-properties>
    </style:style>
    <style:style style:name="T47" style:parent-style-name="Hyperlink" style:family="text">
      <style:text-properties style:font-name="Calibri" style:font-name-complex="Calibri" fo:font-variant="small-caps"/>
    </style:style>
    <style:style style:name="P48" style:parent-style-name="TOC1" style:family="paragraph">
      <style:paragraph-properties>
        <style:tab-stops>
          <style:tab-stop style:type="right" style:leader-style="dotted" style:leader-text="." style:position="5.1041in"/>
        </style:tab-stops>
      </style:paragraph-properties>
    </style:style>
    <style:style style:name="T49" style:parent-style-name="Hyperlink" style:family="text">
      <style:text-properties style:font-name="Calibri" style:font-name-complex="Calibri" fo:font-variant="small-caps"/>
    </style:style>
    <style:style style:name="P50" style:parent-style-name="TOC1" style:family="paragraph">
      <style:paragraph-properties>
        <style:tab-stops>
          <style:tab-stop style:type="right" style:leader-style="dotted" style:leader-text="." style:position="5.1041in"/>
        </style:tab-stops>
      </style:paragraph-properties>
    </style:style>
    <style:style style:name="T51" style:parent-style-name="Hyperlink" style:family="text">
      <style:text-properties style:font-name="Calibri" style:font-name-complex="Calibri" fo:font-variant="small-caps"/>
    </style:style>
    <style:style style:name="P52" style:parent-style-name="TOC1" style:family="paragraph">
      <style:paragraph-properties>
        <style:tab-stops>
          <style:tab-stop style:type="right" style:leader-style="dotted" style:leader-text="." style:position="5.1041in"/>
        </style:tab-stops>
      </style:paragraph-properties>
    </style:style>
    <style:style style:name="T53" style:parent-style-name="Hyperlink" style:family="text">
      <style:text-properties style:font-name="Calibri" style:font-name-complex="Calibri" fo:font-variant="small-caps" style:language-asian="en" style:country-asian="US"/>
    </style:style>
    <style:style style:name="P54" style:parent-style-name="TOC1" style:family="paragraph">
      <style:paragraph-properties>
        <style:tab-stops>
          <style:tab-stop style:type="right" style:leader-style="dotted" style:leader-text="." style:position="5.1041in"/>
        </style:tab-stops>
      </style:paragraph-properties>
    </style:style>
    <style:style style:name="T55" style:parent-style-name="Hyperlink" style:family="text">
      <style:text-properties style:font-name="Calibri" style:font-name-complex="Calibri" fo:font-variant="small-caps"/>
    </style:style>
    <style:style style:name="P56" style:parent-style-name="TOC1" style:family="paragraph">
      <style:paragraph-properties>
        <style:tab-stops>
          <style:tab-stop style:type="right" style:leader-style="dotted" style:leader-text="." style:position="5.1041in"/>
        </style:tab-stops>
      </style:paragraph-properties>
    </style:style>
    <style:style style:name="T57" style:parent-style-name="Hyperlink" style:family="text">
      <style:text-properties style:font-name="Calibri" style:font-name-complex="Calibri" fo:font-variant="small-caps"/>
    </style:style>
    <style:style style:name="P58" style:parent-style-name="TOC1" style:family="paragraph">
      <style:paragraph-properties>
        <style:tab-stops>
          <style:tab-stop style:type="right" style:leader-style="dotted" style:leader-text="." style:position="5.1041in"/>
        </style:tab-stops>
      </style:paragraph-properties>
    </style:style>
    <style:style style:name="T59" style:parent-style-name="Hyperlink" style:family="text">
      <style:text-properties style:font-name="Calibri" style:font-name-complex="Calibri" fo:font-variant="small-caps" style:language-asian="en" style:country-asian="US"/>
    </style:style>
    <style:style style:name="P60" style:parent-style-name="TOC1" style:family="paragraph">
      <style:paragraph-properties>
        <style:tab-stops>
          <style:tab-stop style:type="right" style:leader-style="dotted" style:leader-text="." style:position="5.1041in"/>
        </style:tab-stops>
      </style:paragraph-properties>
    </style:style>
    <style:style style:name="T61" style:parent-style-name="Hyperlink" style:family="text">
      <style:text-properties style:font-name="Calibri" style:font-name-complex="Calibri" fo:font-variant="small-caps"/>
    </style:style>
    <style:style style:name="P62" style:parent-style-name="TOC1" style:family="paragraph">
      <style:paragraph-properties>
        <style:tab-stops>
          <style:tab-stop style:type="right" style:leader-style="dotted" style:leader-text="." style:position="5.1041in"/>
        </style:tab-stops>
      </style:paragraph-properties>
    </style:style>
    <style:style style:name="T63" style:parent-style-name="Hyperlink" style:family="text">
      <style:text-properties style:font-name="Calibri" style:font-name-complex="Calibri" fo:font-variant="small-caps"/>
    </style:style>
    <style:style style:name="P64" style:parent-style-name="TOC1" style:family="paragraph">
      <style:paragraph-properties>
        <style:tab-stops>
          <style:tab-stop style:type="right" style:leader-style="dotted" style:leader-text="." style:position="5.1041in"/>
        </style:tab-stops>
      </style:paragraph-properties>
    </style:style>
    <style:style style:name="T65" style:parent-style-name="Hyperlink" style:family="text">
      <style:text-properties style:font-name="Calibri" style:font-name-complex="Calibri" fo:font-variant="small-caps"/>
    </style:style>
    <style:style style:name="P66" style:parent-style-name="TOC1" style:family="paragraph">
      <style:paragraph-properties>
        <style:tab-stops>
          <style:tab-stop style:type="right" style:leader-style="dotted" style:leader-text="." style:position="5.1041in"/>
        </style:tab-stops>
      </style:paragraph-properties>
    </style:style>
    <style:style style:name="T67" style:parent-style-name="Hyperlink" style:family="text">
      <style:text-properties style:font-name="Calibri" style:font-name-complex="Calibri"/>
    </style:style>
    <style:style style:name="P68" style:parent-style-name="Standard" style:family="paragraph">
      <style:paragraph-properties>
        <style:tab-stops>
          <style:tab-stop style:type="right" style:leader-style="dotted" style:leader-text="." style:position="7.8611in"/>
        </style:tab-stops>
      </style:paragraph-properties>
    </style:style>
    <style:style style:name="P69" style:parent-style-name="Heading1" style:master-page-name="MP2" style:family="paragraph">
      <style:paragraph-properties fo:break-before="page"/>
    </style:style>
    <style:style style:name="T70" style:parent-style-name="DefaultParagraphFont" style:family="text">
      <style:text-properties style:language-asian="en" style:country-asian="US"/>
    </style:style>
    <style:style style:name="T71" style:parent-style-name="DefaultParagraphFont" style:family="text">
      <style:text-properties style:font-name="Calibri" style:font-name-complex="Calibri" fo:font-variant="small-caps" fo:color="#000000" fo:font-size="24pt" style:font-size-asian="24pt" style:font-size-complex="24pt"/>
    </style:style>
    <style:style style:name="P72" style:parent-style-name="ListParagraph" style:family="paragraph">
      <style:paragraph-properties style:text-autospace="none" fo:line-height="100%"/>
      <style:text-properties style:font-name="Minion-Regular" style:font-name-complex="Minion-Regular" fo:color="#231F20"/>
    </style:style>
    <style:style style:name="P73"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4"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5"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6" style:parent-style-name="ListParagraph" style:family="paragraph">
      <style:paragraph-properties style:text-autospace="none"/>
      <style:text-properties style:font-name="Minion-Regular" style:font-name-complex="Minion-Regular" fo:color="#231F20"/>
    </style:style>
    <style:style style:name="P77" style:parent-style-name="ListParagraph" style:family="paragraph">
      <style:paragraph-properties style:text-autospace="none"/>
      <style:text-properties style:font-name="Minion-Regular" style:font-name-complex="Minion-Regular" fo:color="#231F20"/>
    </style:style>
    <style:style style:name="P78" style:parent-style-name="ListParagraph" style:family="paragraph">
      <style:paragraph-properties style:text-autospace="none"/>
      <style:text-properties style:font-name="Minion-Regular" style:font-name-complex="Minion-Regular" fo:color="#231F20"/>
    </style:style>
    <style:style style:name="P79" style:parent-style-name="ListParagraph" style:family="paragraph">
      <style:paragraph-properties style:text-autospace="none"/>
      <style:text-properties style:font-name="Minion-Regular" style:font-name-complex="Minion-Regular" fo:color="#231F20"/>
    </style:style>
    <style:style style:name="P80" style:parent-style-name="ListParagraph" style:family="paragraph">
      <style:paragraph-properties style:text-autospace="none"/>
      <style:text-properties style:font-name="Minion-Regular" style:font-name-complex="Minion-Regular" fo:color="#231F20"/>
    </style:style>
    <style:style style:name="P81" style:parent-style-name="ListParagraph" style:family="paragraph">
      <style:paragraph-properties style:text-autospace="none" fo:margin-left="1.4895in">
        <style:tab-stops/>
      </style:paragraph-properties>
      <style:text-properties style:font-name="Minion-Regular" style:font-name-complex="Minion-Regular" fo:color="#231F20"/>
    </style:style>
    <style:style style:name="P82" style:parent-style-name="Normal" style:family="paragraph">
      <style:paragraph-properties style:text-autospace="none"/>
    </style:style>
    <style:style style:name="T83"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T84"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P85" style:parent-style-name="Heading1" style:master-page-name="MP3" style:family="paragraph">
      <style:paragraph-properties fo:break-before="page"/>
    </style:style>
    <style:style style:name="T86" style:parent-style-name="DefaultParagraphFont" style:family="text">
      <style:text-properties style:language-asian="en" style:country-asian="US"/>
    </style:style>
    <style:style style:name="T87" style:parent-style-name="DefaultParagraphFont" style:family="text">
      <style:text-properties style:font-name="Calibri" style:font-name-complex="Calibri" fo:font-variant="small-caps" fo:color="#000000" fo:font-size="20pt" style:font-size-asian="20pt" style:font-size-complex="20pt"/>
    </style:style>
    <style:style style:name="P88" style:parent-style-name="Standard" style:family="paragraph">
      <style:paragraph-properties style:text-autospace="none" fo:margin-bottom="0in" fo:line-height="100%"/>
      <style:text-properties style:font-name="Minion-Regular" style:font-name-complex="Minion-Regular" fo:color="#231F20"/>
    </style:style>
    <style:style style:name="P89" style:parent-style-name="Standard" style:family="paragraph">
      <style:paragraph-properties style:text-autospace="none" fo:margin-bottom="0in" fo:line-height="100%"/>
      <style:text-properties style:font-name="Minion-Regular" style:font-name-complex="Minion-Regular" fo:color="#231F20"/>
    </style:style>
    <style:style style:name="P90" style:parent-style-name="Standard" style:family="paragraph">
      <style:paragraph-properties style:text-autospace="none" fo:margin-bottom="0in" fo:line-height="100%"/>
      <style:text-properties style:font-name="Minion-Regular" style:font-name-complex="Minion-Regular" fo:color="#231F20"/>
    </style:style>
    <style:style style:name="P91" style:parent-style-name="Heading1" style:master-page-name="MP4" style:family="paragraph">
      <style:paragraph-properties fo:break-before="page"/>
    </style:style>
    <style:style style:name="T92" style:parent-style-name="DefaultParagraphFont" style:family="text">
      <style:text-properties style:language-asian="en" style:country-asian="US"/>
    </style:style>
    <style:style style:name="T93" style:parent-style-name="DefaultParagraphFont" style:family="text">
      <style:text-properties style:font-name="Calibri" style:font-name-complex="Calibri" fo:font-variant="small-caps" fo:color="#000000" fo:font-size="24pt" style:font-size-asian="24pt" style:font-size-complex="24pt"/>
    </style:style>
    <style:style style:name="P94" style:parent-style-name="Standard" style:family="paragraph">
      <style:paragraph-properties style:text-autospace="none" fo:margin-bottom="0in" fo:line-height="100%"/>
    </style:style>
    <style:style style:name="T95" style:parent-style-name="DefaultParagraphFont" style:family="text">
      <style:text-properties style:font-name="Minion-Regular" style:font-name-complex="Minion-Regular" fo:color="#231F20"/>
    </style:style>
    <style:style style:name="T96" style:parent-style-name="DefaultParagraphFont" style:family="text">
      <style:text-properties style:font-name="Times New Roman" fo:color="#231F20" fo:font-size="12pt" style:font-size-asian="12pt" style:font-size-complex="12pt"/>
    </style:style>
    <style:style style:name="T97" style:parent-style-name="DefaultParagraphFont" style:family="text">
      <style:text-properties style:font-name="Times New Roman" fo:color="#231F20" style:text-position="super 66.6%" fo:font-size="12pt" style:font-size-asian="12pt" style:font-size-complex="12pt"/>
    </style:style>
    <style:style style:name="T98" style:parent-style-name="DefaultParagraphFont" style:family="text">
      <style:text-properties style:font-name="Times New Roman" fo:color="#231F20" fo:font-size="12pt" style:font-size-asian="12pt" style:font-size-complex="12pt"/>
    </style:style>
    <style:style style:name="T99" style:parent-style-name="DefaultParagraphFont" style:family="text">
      <style:text-properties style:font-name="Times New Roman" fo:color="#231F20" fo:font-size="12pt" style:font-size-asian="12pt" style:font-size-complex="12pt"/>
    </style:style>
    <style:style style:name="T100" style:parent-style-name="DefaultParagraphFont" style:family="text">
      <style:text-properties style:font-name="Times New Roman" fo:font-style="italic" style:font-style-asian="italic" fo:color="#231F20" fo:font-size="12pt" style:font-size-asian="12pt" style:font-size-complex="12pt"/>
    </style:style>
    <style:style style:name="T101" style:parent-style-name="DefaultParagraphFont" style:family="text">
      <style:text-properties style:font-name="Times New Roman" fo:color="#231F20" fo:font-size="12pt" style:font-size-asian="12pt" style:font-size-complex="12pt"/>
    </style:style>
    <style:style style:name="T102" style:parent-style-name="DefaultParagraphFont" style:family="text">
      <style:text-properties style:font-name="Times New Roman" fo:font-style="italic" style:font-style-asian="italic" fo:color="#231F20" fo:font-size="12pt" style:font-size-asian="12pt" style:font-size-complex="12pt"/>
    </style:style>
    <style:style style:name="T103" style:parent-style-name="DefaultParagraphFont" style:family="text">
      <style:text-properties style:font-name="Times New Roman" fo:color="#231F20" fo:font-size="12pt" style:font-size-asian="12pt" style:font-size-complex="12pt"/>
    </style:style>
    <style:style style:name="T104" style:parent-style-name="DefaultParagraphFont" style:family="text">
      <style:text-properties style:font-name="Times New Roman" fo:color="#231F20" fo:font-size="12pt" style:font-size-asian="12pt" style:font-size-complex="12pt"/>
    </style:style>
    <style:style style:name="T105" style:parent-style-name="DefaultParagraphFont" style:family="text">
      <style:text-properties style:font-name="Times New Roman" fo:color="#231F20" fo:font-size="12pt" style:font-size-asian="12pt" style:font-size-complex="12pt"/>
    </style:style>
    <style:style style:name="T106" style:parent-style-name="DefaultParagraphFont" style:family="text">
      <style:text-properties style:language-asian="en" style:country-asian="US"/>
    </style:style>
    <style:style style:name="T107"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P108" style:parent-style-name="Standard" style:family="paragraph">
      <style:paragraph-properties style:text-autospace="none" fo:margin-bottom="0in" fo:line-height="100%"/>
      <style:text-properties style:font-name="Arial" style:font-name-complex="Arial" fo:color="#231F20" fo:font-size="10pt" style:font-size-asian="10pt" style:font-size-complex="10pt"/>
    </style:style>
    <style:style style:name="P109"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0" style:parent-style-name="Normal" style:family="paragraph">
      <style:text-properties style:language-complex="ar" style:country-complex="SA"/>
    </style:style>
    <style:style style:name="P111"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2"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3" style:parent-style-name="Normal" style:family="paragraph">
      <style:text-properties style:language-complex="ar" style:country-complex="SA"/>
    </style:style>
    <style:style style:name="P114"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5"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6" style:parent-style-name="Normal" style:family="paragraph">
      <style:text-properties style:language-complex="ar" style:country-complex="SA"/>
    </style:style>
    <style:style style:name="P117"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8" style:parent-style-name="Normal" style:family="paragraph">
      <style:text-properties style:language-complex="ar" style:country-complex="SA"/>
    </style:style>
    <style:style style:name="P119" style:parent-style-name="Heading1" style:master-page-name="MP5" style:family="paragraph">
      <style:paragraph-properties fo:break-before="page"/>
    </style:style>
    <style:style style:name="T120" style:parent-style-name="DefaultParagraphFont" style:family="text">
      <style:text-properties style:language-asian="en" style:country-asian="US"/>
    </style:style>
    <style:style style:name="T121" style:parent-style-name="DefaultParagraphFont" style:family="text">
      <style:text-properties style:font-name="Calibri" style:font-name-complex="Calibri" fo:font-variant="small-caps" fo:color="#000000" fo:font-size="20pt" style:font-size-asian="20pt" style:font-size-complex="20pt"/>
    </style:style>
    <style:style style:name="P122" style:parent-style-name="Standard" style:family="paragraph">
      <style:paragraph-properties style:text-autospace="none" fo:margin-bottom="0in" fo:line-height="100%"/>
      <style:text-properties style:font-name="Minion-Regular" style:font-name-complex="Minion-Regular" fo:color="#231F20"/>
    </style:style>
    <style:style style:name="P123" style:parent-style-name="Standard" style:family="paragraph">
      <style:paragraph-properties style:text-autospace="none" fo:margin-bottom="0in" fo:line-height="100%"/>
      <style:text-properties style:font-name="Minion-Regular" style:font-name-complex="Minion-Regular" fo:color="#231F20"/>
    </style:style>
    <style:style style:name="TableColumn125" style:family="table-column">
      <style:table-column-properties style:column-width="1.5312in" style:use-optimal-column-width="false"/>
    </style:style>
    <style:style style:name="TableColumn126" style:family="table-column">
      <style:table-column-properties style:column-width="1.9305in" style:use-optimal-column-width="false"/>
    </style:style>
    <style:style style:name="TableColumn127" style:family="table-column">
      <style:table-column-properties style:column-width="3.1881in" style:use-optimal-column-width="false"/>
    </style:style>
    <style:style style:name="Table124" style:family="table">
      <style:table-properties style:width="6.65in" fo:margin-left="-0.075in" table:align="left"/>
    </style:style>
    <style:style style:name="TableRow128" style:family="table-row">
      <style:table-row-properties style:use-optimal-row-height="false"/>
    </style:style>
    <style:style style:name="TableCell129" style:family="table-cell">
      <style:table-cell-properties fo:border="none" style:writing-mode="lr-tb" fo:padding-top="0in" fo:padding-left="0.075in" fo:padding-bottom="0in" fo:padding-right="0.075in"/>
    </style:style>
    <style:style style:name="P130"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31" style:family="table-cell">
      <style:table-cell-properties fo:border="none" style:writing-mode="lr-tb" fo:padding-top="0in" fo:padding-left="0.075in" fo:padding-bottom="0in" fo:padding-right="0.075in"/>
    </style:style>
    <style:style style:name="P132" style:parent-style-name="Standard" style:family="paragraph">
      <style:paragraph-properties style:text-autospace="none" fo:margin-bottom="0in" fo:line-height="100%"/>
      <style:text-properties style:font-name="Minion-Regular" style:font-name-complex="Minion-Regular" fo:color="#231F20"/>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style:text-autospace="none" fo:margin-bottom="0in" fo:line-height="100%"/>
      <style:text-properties style:font-name="Minion-Regular" style:font-name-complex="Minion-Regular" fo:color="#231F20"/>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style:text-autospace="none" fo:margin-bottom="0in" fo:line-height="100%"/>
      <style:text-properties style:font-name="Minion-Regular" style:font-name-complex="Minion-Regular" fo:color="#231F20"/>
    </style:style>
    <style:style style:name="P140" style:parent-style-name="Normal" style:family="paragraph">
      <style:text-properties fo:hyphenate="true"/>
    </style:style>
    <style:style style:name="TableRow141" style:family="table-row">
      <style:table-row-properties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style:text-autospace="none" fo:margin-bottom="0in" fo:line-height="100%"/>
      <style:text-properties style:font-name="Minion-Regular" style:font-name-complex="Minion-Regular" fo:color="#231F20"/>
    </style:style>
    <style:style style:name="P146" style:parent-style-name="Normal" style:family="paragraph">
      <style:text-properties fo:hyphenate="true"/>
    </style:style>
    <style:style style:name="TableRow147" style:family="table-row">
      <style:table-row-properties style:use-optimal-row-height="false"/>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50" style:family="table-cell">
      <style:table-cell-properties fo:border="none" style:writing-mode="lr-tb" fo:padding-top="0in" fo:padding-left="0.075in" fo:padding-bottom="0in" fo:padding-right="0.075in"/>
    </style:style>
    <style:style style:name="P151" style:parent-style-name="Standard" style:family="paragraph">
      <style:paragraph-properties style:text-autospace="none" fo:margin-bottom="0in" fo:line-height="100%"/>
      <style:text-properties style:font-name="Minion-Regular" style:font-name-complex="Minion-Regular" fo:color="#231F20"/>
    </style:style>
    <style:style style:name="P152" style:parent-style-name="Normal" style:family="paragraph">
      <style:text-properties fo:hyphenate="true"/>
    </style:style>
    <style:style style:name="TableRow153" style:family="table-row">
      <style:table-row-properties style:use-optimal-row-height="false"/>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56" style:family="table-cell">
      <style:table-cell-properties fo:border="none" style:writing-mode="lr-tb" fo:padding-top="0in" fo:padding-left="0.075in" fo:padding-bottom="0in" fo:padding-right="0.075in"/>
    </style:style>
    <style:style style:name="P157" style:parent-style-name="Standard" style:family="paragraph">
      <style:paragraph-properties style:text-autospace="none" fo:margin-bottom="0in" fo:line-height="100%"/>
      <style:text-properties style:font-name="Minion-Regular" style:font-name-complex="Minion-Regular" fo:color="#231F20"/>
    </style:style>
    <style:style style:name="P158" style:parent-style-name="Normal" style:family="paragraph">
      <style:text-properties fo:hyphenate="true"/>
    </style:style>
    <style:style style:name="TableRow159" style:family="table-row">
      <style:table-row-properties style:use-optimal-row-height="false"/>
    </style:style>
    <style:style style:name="TableCell160" style:family="table-cell">
      <style:table-cell-properties fo:border="none" style:writing-mode="lr-tb" fo:padding-top="0in" fo:padding-left="0.075in" fo:padding-bottom="0in" fo:padding-right="0.075in"/>
    </style:style>
    <style:style style:name="P161"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62" style:family="table-cell">
      <style:table-cell-properties fo:border="none" style:writing-mode="lr-tb" fo:padding-top="0in" fo:padding-left="0.075in" fo:padding-bottom="0in" fo:padding-right="0.075in"/>
    </style:style>
    <style:style style:name="P163" style:parent-style-name="Standard" style:family="paragraph">
      <style:paragraph-properties style:text-autospace="none" fo:margin-bottom="0in" fo:line-height="100%"/>
      <style:text-properties style:font-name="Minion-Regular" style:font-name-complex="Minion-Regular" fo:color="#231F20"/>
    </style:style>
    <style:style style:name="P164" style:parent-style-name="Normal" style:family="paragraph">
      <style:text-properties fo:hyphenate="true"/>
    </style:style>
    <style:style style:name="TableRow165" style:family="table-row">
      <style:table-row-properties style:use-optimal-row-height="false"/>
    </style:style>
    <style:style style:name="TableCell166" style:family="table-cell">
      <style:table-cell-properties fo:border="none" style:writing-mode="lr-tb" fo:padding-top="0in" fo:padding-left="0.075in" fo:padding-bottom="0in" fo:padding-right="0.075in"/>
    </style:style>
    <style:style style:name="P167"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68" style:family="table-cell">
      <style:table-cell-properties fo:border="none" style:writing-mode="lr-tb" fo:padding-top="0in" fo:padding-left="0.075in" fo:padding-bottom="0in" fo:padding-right="0.075in"/>
    </style:style>
    <style:style style:name="P169" style:parent-style-name="Standard" style:family="paragraph">
      <style:paragraph-properties style:text-autospace="none" fo:margin-bottom="0in" fo:line-height="100%"/>
      <style:text-properties style:font-name="Minion-Regular" style:font-name-complex="Minion-Regular" fo:color="#231F20"/>
    </style:style>
    <style:style style:name="P170" style:parent-style-name="Normal" style:family="paragraph">
      <style:text-properties fo:hyphenate="true"/>
    </style:style>
    <style:style style:name="TableRow171" style:family="table-row">
      <style:table-row-properties style:use-optimal-row-height="false"/>
    </style:style>
    <style:style style:name="TableCell172" style:family="table-cell">
      <style:table-cell-properties fo:border="none" style:writing-mode="lr-tb" fo:padding-top="0in" fo:padding-left="0.075in" fo:padding-bottom="0in" fo:padding-right="0.075in"/>
    </style:style>
    <style:style style:name="P173"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style:text-autospace="none" fo:margin-bottom="0in" fo:line-height="100%"/>
      <style:text-properties style:font-name="Minion-Regular" style:font-name-complex="Minion-Regular" fo:color="#231F20"/>
    </style:style>
    <style:style style:name="P176" style:parent-style-name="Normal" style:family="paragraph">
      <style:text-properties fo:hyphenate="true"/>
    </style:style>
    <style:style style:name="TableRow177" style:family="table-row">
      <style:table-row-properties style:use-optimal-row-height="false"/>
    </style:style>
    <style:style style:name="TableCell178" style:family="table-cell">
      <style:table-cell-properties fo:border="none" style:writing-mode="lr-tb" fo:padding-top="0in" fo:padding-left="0.075in" fo:padding-bottom="0in" fo:padding-right="0.075in"/>
    </style:style>
    <style:style style:name="P179"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style:text-autospace="none" fo:margin-bottom="0in" fo:line-height="100%"/>
      <style:text-properties style:font-name="Minion-Regular" style:font-name-complex="Minion-Regular" fo:color="#231F20"/>
    </style:style>
    <style:style style:name="TableCell182" style:family="table-cell">
      <style:table-cell-properties fo:border="none" style:writing-mode="lr-tb" fo:padding-top="0in" fo:padding-left="0.075in" fo:padding-bottom="0in" fo:padding-right="0.075in"/>
    </style:style>
    <style:style style:name="P183" style:parent-style-name="Standard" style:family="paragraph">
      <style:paragraph-properties style:text-autospace="none" style:snap-to-layout-grid="false" fo:margin-bottom="0in" fo:line-height="100%"/>
      <style:text-properties style:font-name="Minion-Regular" style:font-name-complex="Minion-Regular" fo:color="#231F20"/>
    </style:style>
    <style:style style:name="P184" style:parent-style-name="Heading1" style:master-page-name="MP6" style:family="paragraph">
      <style:paragraph-properties fo:break-before="page"/>
    </style:style>
    <style:style style:name="T185" style:parent-style-name="DefaultParagraphFont" style:family="text">
      <style:text-properties style:language-asian="en" style:country-asian="US"/>
    </style:style>
    <style:style style:name="T186" style:parent-style-name="DefaultParagraphFont" style:family="text">
      <style:text-properties style:font-name="Calibri" style:font-name-complex="Calibri" fo:font-variant="small-caps" fo:color="#000000" fo:font-size="20pt" style:font-size-asian="20pt" style:font-size-complex="20pt"/>
    </style:style>
    <style:style style:name="P187" style:parent-style-name="Heading1" style:master-page-name="MP7" style:family="paragraph">
      <style:paragraph-properties fo:break-before="page"/>
    </style:style>
    <style:style style:name="T188" style:parent-style-name="DefaultParagraphFont" style:family="text">
      <style:text-properties style:language-asian="en" style:country-asian="US"/>
    </style:style>
    <style:style style:name="T189"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P190" style:parent-style-name="Heading1" style:master-page-name="MP8" style:family="paragraph">
      <style:paragraph-properties fo:break-before="page"/>
    </style:style>
    <style:style style:name="T191" style:parent-style-name="DefaultParagraphFont" style:family="text">
      <style:text-properties style:language-asian="en" style:country-asian="US"/>
    </style:style>
    <style:style style:name="T192" style:parent-style-name="DefaultParagraphFont" style:family="text">
      <style:text-properties style:font-name="Calibri" style:font-name-complex="Calibri" fo:font-variant="small-caps" fo:color="#000000" fo:font-size="20pt" style:font-size-asian="20pt" style:font-size-complex="20pt"/>
    </style:style>
    <style:style style:name="P193" style:parent-style-name="Standard" style:family="paragraph">
      <style:paragraph-properties style:text-autospace="none" fo:margin-bottom="0in" fo:line-height="100%"/>
      <style:text-properties style:font-name="Minion-Regular" style:font-name-complex="Minion-Regular" fo:color="#231F20"/>
    </style:style>
    <style:style style:name="P194" style:parent-style-name="Heading1" style:master-page-name="MP9" style:family="paragraph">
      <style:paragraph-properties fo:break-before="page"/>
    </style:style>
    <style:style style:name="T195" style:parent-style-name="DefaultParagraphFont" style:family="text">
      <style:text-properties style:language-asian="en" style:country-asian="US"/>
    </style:style>
    <style:style style:name="T196" style:parent-style-name="DefaultParagraphFont" style:family="text">
      <style:text-properties style:font-name="Calibri" style:font-name-complex="Calibri" fo:font-variant="small-caps" fo:color="#000000" fo:font-size="20pt" style:font-size-asian="20pt" style:font-size-complex="20pt"/>
    </style:style>
    <style:style style:name="P197" style:parent-style-name="Standard" style:family="paragraph">
      <style:paragraph-properties style:text-autospace="none" fo:margin-bottom="0in" fo:line-height="100%"/>
      <style:text-properties style:font-name="Minion-Regular" style:font-name-complex="Minion-Regular" fo:color="#231F20"/>
    </style:style>
    <style:style style:name="T198" style:parent-style-name="DefaultParagraphFont" style:family="text">
      <style:text-properties style:language-asian="en" style:country-asian="US"/>
    </style:style>
    <style:style style:name="T199" style:parent-style-name="DefaultParagraphFont" style:family="text">
      <style:text-properties style:font-name="Calibri" style:font-name-complex="Calibri" fo:font-variant="small-caps" fo:color="#000000" fo:font-size="20pt" style:font-size-asian="20pt" style:font-size-complex="20pt"/>
    </style:style>
    <style:style style:name="P200" style:parent-style-name="Standard" style:family="paragraph">
      <style:paragraph-properties style:text-autospace="none" fo:margin-bottom="0in" fo:line-height="100%"/>
      <style:text-properties style:font-name="Minion-Regular" style:font-name-complex="Minion-Regular" fo:color="#231F20"/>
    </style:style>
    <style:style style:name="P201" style:parent-style-name="Standard" style:family="paragraph">
      <style:paragraph-properties style:text-autospace="none" fo:margin-bottom="0in" fo:line-height="100%"/>
      <style:text-properties style:font-name="Minion-Regular" style:font-name-complex="Minion-Regular" fo:color="#231F20"/>
    </style:style>
    <style:style style:name="P202"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03"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04"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05"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06"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07" style:parent-style-name="Standard" style:family="paragraph">
      <style:paragraph-properties style:text-autospace="none" fo:margin-bottom="0in" fo:line-height="100%"/>
      <style:text-properties style:font-name="Minion-Regular" style:font-name-complex="Minion-Regular" fo:color="#231F20"/>
    </style:style>
    <style:style style:name="P208"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09"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10"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11" style:parent-style-name="Standard" style:family="paragraph">
      <style:paragraph-properties style:text-autospace="none" fo:margin-bottom="0in" fo:line-height="100%"/>
      <style:text-properties style:font-name="Minion-Regular" style:font-name-complex="Minion-Regular" fo:color="#231F20"/>
    </style:style>
    <style:style style:name="P212" style:parent-style-name="Heading1" style:master-page-name="MP10" style:family="paragraph">
      <style:paragraph-properties fo:break-before="page"/>
    </style:style>
    <style:style style:name="T213" style:parent-style-name="DefaultParagraphFont" style:family="text">
      <style:text-properties style:language-asian="en" style:country-asian="US"/>
    </style:style>
    <style:style style:name="T214" style:parent-style-name="DefaultParagraphFont" style:family="text">
      <style:text-properties style:font-name="Calibri" style:font-name-complex="Calibri" fo:color="#000000" fo:font-size="20pt" style:font-size-asian="20pt" style:font-size-complex="20pt"/>
    </style:style>
    <style:style style:name="P215" style:parent-style-name="Standard" style:family="paragraph">
      <style:paragraph-properties style:text-autospace="none" fo:margin-bottom="0in" fo:line-height="100%"/>
    </style:style>
    <style:style style:name="T216" style:parent-style-name="DefaultParagraphFont" style:family="text">
      <style:text-properties style:font-name="Minion-Regular" style:font-name-complex="Minion-Regular" fo:color="#231F20"/>
    </style:style>
    <style:style style:family="graphic" style:name="a6">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7">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8">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foreground" draw:fill="none" draw:stroke="solid" svg:stroke-width="0.0102in" svg:stroke-color="#000000" svg:stroke-opacity="100%" draw:stroke-linejoin="miter" svg:stroke-linecap="square" style:horizontal-rel="page-content" style:vertical-rel="paragraph" style:horizontal-pos="center" style:vertical-pos="from-top"/>
    </style:style>
    <style:style style:family="graphic" style:name="a11">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9">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3">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12">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4">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5">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office:automatic-styles>
  <office:body>
    <office:text text:use-soft-page-breaks="true">
      <text:p text:style-name="P1"/>
      <text:p text:style-name="Standard"/>
      <table:table table:style-name="Table9">
        <table:table-columns>
          <table:table-column table:style-name="TableColumn10"/>
        </table:table-columns>
        <table:table-row table:style-name="TableRow11">
          <table:table-cell table:style-name="TableCell12">
            <text:p text:style-name="P13"/>
          </table:table-cell>
        </table:table-row>
        <table:table-row table:style-name="TableRow14">
          <table:table-cell table:style-name="TableCell15">
            <text:p text:style-name="P16"><text:span text:style-name="T17">Poker</text:span><text:span text:style-name="T18"><text:line-break/></text:span><text:span text:style-name="T19">Game Design Document</text:span></text:p>
            <text:p text:style-name="P20"/>
          </table:table-cell>
        </table:table-row>
        <table:table-row table:style-name="TableRow21">
          <table:table-cell table:style-name="TableCell22">
            <text:p text:style-name="P23"><text:span text:style-name="T24">Final Project</text:span></text:p>
          </table:table-cell>
        </table:table-row>
        <table:table-row table:style-name="TableRow25">
          <table:table-cell table:style-name="TableCell26">
            <text:p text:style-name="P27"/>
          </table:table-cell>
        </table:table-row>
        <table:table-row table:style-name="TableRow28">
          <table:table-cell table:style-name="TableCell29">
            <text:p text:style-name="P30"/>
          </table:table-cell>
        </table:table-row>
      </table:table>
      <text:section text:name="Sect1" text:style-name="S1">
        <text:soft-page-break/>
        <text:p text:style-name="Standard"><text:span text:style-name="T31"><draw:frame draw:z-index="2" draw:id="id0" draw:style-name="a1" draw:name="Frame1" text:anchor-type="paragraph" svg:x="0in" svg:y="9.8134in" svg:width="6.14792in" svg:height="0.18403in" style:rel-width="scale" style:rel-height="scale"><draw:text-box><table:table table:style-name="Table32"><table:table-columns><table:table-column table:style-name="TableColumn33"/></table:table-columns><table:table-row table:style-name="TableRow34"><table:table-cell table:style-name="TableCell35"><text:p text:style-name="P36"/></table:table-cell></table:table-row></table:table><text:p text:style-name="Standard"><text:s/></text:p></draw:text-box><svg:title/><svg:desc/></draw:frame></text:span></text:p>
        <table:table table:style-name="Table37">
          <table:table-columns>
            <table:table-column table:style-name="TableColumn38"/>
          </table:table-columns>
          <table:table-row table:style-name="TableRow39">
            <table:table-cell table:style-name="TableCell40">
              <text:soft-page-break/>
              <text:p text:style-name="P41"><text:span text:style-name="T42">Table of Contents</text:span></text:p>
            </table:table-cell>
          </table:table-row>
          <table:table-row table:style-name="TableRow43">
            <table:table-cell table:style-name="TableCell44">
              <text:p text:style-name="P45"/>
            </table:table-cell>
          </table:table-row>
        </table:table>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ext:a xlink:href="#_Toc398111354" office:target-frame-name="_top" xlink:show="replace"><text:span text:style-name="T47">Game Overview</text:span></text:a><text:a xlink:href="#_Toc398111354" office:target-frame-name="_top" xlink:show="replace"><text:tab/>3</text:a></text:p>
            <text:p text:style-name="P48"><text:a xlink:href="#_Toc398111355" office:target-frame-name="_top" xlink:show="replace"><text:span text:style-name="T49">Team Personnel</text:span></text:a><text:a xlink:href="#_Toc398111355" office:target-frame-name="_top" xlink:show="replace"><text:tab/>4</text:a></text:p>
            <text:p text:style-name="P50"><text:a xlink:href="#_Toc398111356" office:target-frame-name="_top" xlink:show="replace"><text:span text:style-name="T51">History</text:span></text:a><text:a xlink:href="#_Toc398111356" office:target-frame-name="_top" xlink:show="replace"><text:tab/>5</text:a></text:p>
            <text:p text:style-name="P52"><text:a xlink:href="#_Toc398111357" office:target-frame-name="_top" xlink:show="replace"><text:span text:style-name="T53">Types and rules of poker</text:span></text:a><text:a xlink:href="#_Toc398111357" office:target-frame-name="_top" xlink:show="replace"><text:tab/>5</text:a></text:p>
            <text:p text:style-name="P54"><text:a xlink:href="#_Toc398111358" office:target-frame-name="_top" xlink:show="replace"><text:span text:style-name="T55">Original Game Feature Set</text:span></text:a><text:a xlink:href="#_Toc398111358" office:target-frame-name="_top" xlink:show="replace"><text:tab/>6</text:a></text:p>
            <text:p text:style-name="P56"><text:a xlink:href="#_Toc398111359" office:target-frame-name="_top" xlink:show="replace"><text:span text:style-name="T57">Core Game Play</text:span></text:a><text:a xlink:href="#_Toc398111359" office:target-frame-name="_top" xlink:show="replace"><text:tab/>7</text:a></text:p>
            <text:p text:style-name="P58"><text:a xlink:href="#_Toc398111360" office:target-frame-name="_top" xlink:show="replace"><text:span text:style-name="T59">Game Items</text:span></text:a><text:a xlink:href="#_Toc398111360" office:target-frame-name="_top" xlink:show="replace"><text:tab/>8</text:a></text:p>
            <text:p text:style-name="P60"><text:a xlink:href="#_Toc398111361" office:target-frame-name="_top" xlink:show="replace"><text:span text:style-name="T61">Scoring</text:span></text:a><text:a xlink:href="#_Toc398111361" office:target-frame-name="_top" xlink:show="replace"><text:tab/>9</text:a></text:p>
            <text:p text:style-name="P62"><text:a xlink:href="#_Toc398111362" office:target-frame-name="_top" xlink:show="replace"><text:span text:style-name="T63">HUD</text:span></text:a><text:a xlink:href="#_Toc398111362" office:target-frame-name="_top" xlink:show="replace"><text:tab/>10</text:a></text:p>
            <text:p text:style-name="P64"><text:a xlink:href="#_Toc398111363" office:target-frame-name="_top" xlink:show="replace"><text:span text:style-name="T65">Menu</text:span></text:a><text:a xlink:href="#_Toc398111363" office:target-frame-name="_top" xlink:show="replace"><text:tab/>10</text:a></text:p>
            <text:p text:style-name="P66"><text:a xlink:href="#_Toc398111364" office:target-frame-name="_top" xlink:show="replace"><text:span text:style-name="T67">NPC</text:span></text:a><text:a xlink:href="#_Toc398111364" office:target-frame-name="_top" xlink:show="replace"><text:tab/>11</text:a></text:p>
          </text:index-body>
        </text:table-of-content>
        <text:p text:style-name="P68"/>
      </text:section>
      <text:soft-page-break/>
      <text:h text:style-name="P69" text:outline-level="1"><text:span text:style-name="T70"><draw:connector draw:type="line" svg:x1="0in" svg:y1="0.6811in" svg:x2="6.50903in" svg:y2="0.6811in" draw:z-index="3" draw:id="id1" draw:style-name="a2" draw:name="Straight Connector 3" text:anchor-type="paragraph"><svg:title/><svg:desc/></draw:connector></text:span><text:bookmark-start text:name="_Toc398026514"/><text:bookmark-start text:name="_Toc398111354"/><text:bookmark-start text:name="__RefHeading__3_1326008667"/><text:span text:style-name="T71">Game Overview</text:span><text:bookmark-end text:name="_Toc398026514"/><text:bookmark-end text:name="_Toc398111354"/><text:bookmark-end text:name="__RefHeading__3_1326008667"/></text:h>
      <text:p text:style-name="P72"/>
      <text:p text:style-name="P73"><text:tab/>The primary objective of this game is to simulate and evaluate a hand of 4 different poker games. The four games of poker we will be using are: Texas Hold ’em, Omaha High, Seven card<text:s/>Stud and Five card draw. The game will be able to limit the number of players for each different poker type based on number of cards in the deck and how many cards are given to each player or used by the dealer. Once the cards have been shuffled and dealt<text:s/>the game will then organize each player’s hand as specified in the section titled Scoring. The game will then declare a winner and display all hands to the user.</text:p>
      <text:p text:style-name="P74"/>
      <text:p text:style-name="P75"><text:tab/>Bonus objectives for this game are as follows:</text:p>
      <text:list text:style-name="LFO8" text:continue-numbering="true">
        <text:list-item>
          <text:p text:style-name="P76">Implement different hand evaluation<text:s/>algorithms and allow the user to choose a different hand evaluation algorithm.</text:p>
        </text:list-item>
        <text:list-item>
          <text:p text:style-name="P77">The game will stop at certain points during the game and calculate the odds of winning for each player.</text:p>
        </text:list-item>
        <text:list-item>
          <text:p text:style-name="P78">Implement a betting system.</text:p>
        </text:list-item>
        <text:list-item>
          <text:p text:style-name="P79">Allow the user to play interactively and choose to fold, bet, raise, etc.</text:p>
        </text:list-item>
        <text:list-item>
          <text:p text:style-name="P80">Implement AI for the game that will allow them to play their own hands and make decisions like fold, bet or raise.</text:p>
        </text:list-item>
      </text:list>
      <text:p text:style-name="P81"/>
      <text:p text:style-name="P82"><text:span text:style-name="T83"><text:tab/></text:span><text:span text:style-name="T84"><text:tab/></text:span></text:p>
      <text:soft-page-break/>
      <text:h text:style-name="P85" text:outline-level="1"><text:span text:style-name="T86"><draw:connector draw:type="line" svg:x1="-0.0161in" svg:y1="0.7098in" svg:x2="6.49154in" svg:y2="0.7098in" draw:z-index="4" draw:id="id2" draw:style-name="a3" draw:name="Straight Connector 4" text:anchor-type="paragraph"><svg:title/><svg:desc/></draw:connector></text:span><text:bookmark-start text:name="_Toc398026515"/><text:bookmark-start text:name="_Toc398111355"/><text:bookmark-start text:name="__RefHeading__17_1326008667"/><text:span text:style-name="T87">Team Personnel</text:span><text:bookmark-end text:name="_Toc398026515"/><text:bookmark-end text:name="_Toc398111355"/><text:bookmark-end text:name="__RefHeading__17_1326008667"/></text:h>
      <text:p text:style-name="P88"/>
      <text:p text:style-name="P89">Levi</text:p>
      <text:p text:style-name="P90">Justin</text:p>
      <text:soft-page-break/>
      <text:h text:style-name="P91" text:outline-level="1"><text:span text:style-name="T92"><draw:connector draw:type="line" svg:x1="-0.0161in" svg:y1="0.698in" svg:x2="6.49154in" svg:y2="0.698in" draw:z-index="5" draw:id="id3" draw:style-name="a4" draw:name="Straight Connector 5" text:anchor-type="paragraph"><svg:title/><svg:desc/></draw:connector></text:span><text:bookmark-start text:name="_Toc398026516"/><text:bookmark-start text:name="_Toc398111356"/><text:bookmark-start text:name="__RefHeading__19_1326008667"/><text:span text:style-name="T93">History</text:span><text:bookmark-end text:name="_Toc398026516"/><text:bookmark-end text:name="_Toc398111356"/><text:bookmark-end text:name="__RefHeading__19_1326008667"/></text:h>
      <text:p text:style-name="P94"><text:span text:style-name="T95"><text:tab/></text:span><text:span text:style-name="T96">The game of poker was invented during the early 19</text:span><text:span text:style-name="T97">th</text:span><text:span text:style-name="T98"><text:s/>century.<text:s/></text:span><text:span text:style-name="T99">Although the origins of poker are a bit unknown it is commonly believed to be tied to the early Renaissance game of<text:s/></text:span><text:span text:style-name="T100">primero</text:span><text:span text:style-name="T101"><text:s/>and the French game of<text:s/></text:span><text:span text:style-name="T102">Brelan</text:span><text:span text:style-name="T103">. Poker gained popularity during the 1970’s with the introduction of the World Poker Series and it beca</text:span><text:span text:style-name="T104">me a common sight in many American casinos. By the 80’s and 90’s poker was commonly featured as an enjoyable past time in popular culture. Poker rose to the status it is today during the early 2000’s with the introduction of online poker and TV broadcasts<text:s/></text:span><text:span text:style-name="T105">that helped turn it into a spectator sport viewed around the world.</text:span></text:p>
      <text:h text:style-name="Heading1" text:outline-level="1"><text:span text:style-name="T106"><draw:connector draw:type="line" svg:x1="-0.0161in" svg:y1="0.7098in" svg:x2="6.49154in" svg:y2="0.7098in" draw:z-index="6" draw:id="id4" draw:style-name="a5" draw:name="Straight Connector 6" text:anchor-type="paragraph"><svg:title/><svg:desc/></draw:connector></text:span><text:bookmark-start text:name="_Toc398026517"/><text:bookmark-start text:name="_Toc398111357"/><text:span text:style-name="T107">Types and rules of poker</text:span><text:bookmark-end text:name="_Toc398026517"/><text:bookmark-end text:name="_Toc398111357"/></text:h>
      <text:p text:style-name="P108"/>
      <text:p text:style-name="P109">Texas Hold ’em (2-9 players)</text:p>
      <text:p text:style-name="P110"><text:tab/>Robstown, Texas is the official birth place of Texas Hold’ em during the early 1900’s. This poker variant consists of two face down cards (hole cards) being dealt to each player and three face up cards (“the flop”) being dealt by the dealer then a fourth (“the turn” or “the fourth”) is flipped and then an additional fifth card (“the river” or “fifth street”) is flipped. Players have<text:s/>the option to check, bet, raise or fold after each deal.</text:p>
      <text:p text:style-name="P111"/>
      <text:p text:style-name="P112">Omaha High (2-9 players)</text:p>
      <text:p text:style-name="P113"><text:tab/>The exact origins of Omaha are unknown but it was first brought into a casino setting by casino executive Robert Turner. In Omaha each player if dealt four cards and five cards are dealt as community cards. The betting is exactly the same as Texas Hold’ em and after betting occurs the players enter a showdown where each must make the best hand of five using exactly two of their cards and exactly three community cards.</text:p>
      <text:p text:style-name="P114"/>
      <text:p text:style-name="P115">Seven<text:s/>Card Stud (2-7 players)</text:p>
      <text:p text:style-name="P116"><text:tab/>While three card stud poker has been around since the American Revolutionary war, seven card stud has only recently gained popularity within casinos. Players start by being dealt two facedown cards and one face up card (burn card)<text:s/>followed by a round of betting. Betting order starts with the player with the lowest face up card. After the bets have been made each player is dealt another face up card and another round of betting occurs. Betting order now starts by the player with the<text:s/>best hand. The process continues until each player has been dealt a total of three additional burn cards. After the betting from the final burn card ends each player is dealt one last face down card and final bets are made. Each player must then create the best five card hand with the seven total cards they have.</text:p>
      <text:p text:style-name="P117">Five Card Draw<text:s/>(2-8 players)</text:p>
      <text:p text:style-name="P118"><text:tab/>This is the most basic and easiest variant of poker<text:s/>to learn.<text:s/><text:s/>Players begin by making starting bets before any cards are dealt. Then each player is dealt five face down cards and the remaining cards in the deck are placed face down in a pile. A second round of betting occurs after the cards have been dealt. Each player can now choose to discard anything they don’t want (draw phase) the dealer then deals each players cards equal to the amount they discarded. A final round of betting occurs and if more than one player is still in the highest hand wins.<text:s/></text:p>
      <text:soft-page-break/>
      <text:h text:style-name="P119" text:outline-level="1"><text:span text:style-name="T120"><draw:connector draw:type="line" svg:x1="-0.0161in" svg:y1="0.7098in" svg:x2="6.49154in" svg:y2="0.7098in" draw:z-index="7" draw:id="id5" draw:style-name="a6" draw:name="Straight Connector 7" text:anchor-type="paragraph"><svg:title/><svg:desc/></draw:connector></text:span><text:bookmark-start text:name="_Toc398026518"/><text:bookmark-start text:name="_Toc398111358"/><text:bookmark-start text:name="__RefHeading__23_1326008667"/><text:span text:style-name="T121">Original Game Feature Set</text:span><text:bookmark-end text:name="_Toc398026518"/><text:bookmark-end text:name="_Toc398111358"/><text:bookmark-end text:name="__RefHeading__23_1326008667"/></text:h>
      <text:p text:style-name="P122"/>
      <text:p text:style-name="P123"/>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
          </table:table-cell>
          <table:table-cell table:style-name="TableCell131">
            <text:p text:style-name="P132"/>
          </table:table-cell>
          <table:table-cell table:style-name="TableCell133" table:number-rows-spanned="8">
            <text:p text:style-name="P134"/>
          </table:table-cell>
        </table:table-row>
        <table:table-row table:style-name="TableRow135">
          <table:table-cell table:style-name="TableCell136">
            <text:p text:style-name="P137"/>
          </table:table-cell>
          <table:table-cell table:style-name="TableCell138">
            <text:p text:style-name="P139"/>
          </table:table-cell>
          <table:covered-table-cell>
            <text:p text:style-name="P140"/>
          </table:covered-table-cell>
        </table:table-row>
        <table:table-row table:style-name="TableRow141">
          <table:table-cell table:style-name="TableCell142">
            <text:p text:style-name="P143"/>
          </table:table-cell>
          <table:table-cell table:style-name="TableCell144">
            <text:p text:style-name="P145"/>
          </table:table-cell>
          <table:covered-table-cell>
            <text:p text:style-name="P146"/>
          </table:covered-table-cell>
        </table:table-row>
        <table:table-row table:style-name="TableRow147">
          <table:table-cell table:style-name="TableCell148">
            <text:p text:style-name="P149"/>
          </table:table-cell>
          <table:table-cell table:style-name="TableCell150">
            <text:p text:style-name="P151"/>
          </table:table-cell>
          <table:covered-table-cell>
            <text:p text:style-name="P152"/>
          </table:covered-table-cell>
        </table:table-row>
        <table:table-row table:style-name="TableRow153">
          <table:table-cell table:style-name="TableCell154">
            <text:p text:style-name="P155"/>
          </table:table-cell>
          <table:table-cell table:style-name="TableCell156">
            <text:p text:style-name="P157"/>
          </table:table-cell>
          <table:covered-table-cell>
            <text:p text:style-name="P158"/>
          </table:covered-table-cell>
        </table:table-row>
        <table:table-row table:style-name="TableRow159">
          <table:table-cell table:style-name="TableCell160">
            <text:p text:style-name="P161"/>
          </table:table-cell>
          <table:table-cell table:style-name="TableCell162">
            <text:p text:style-name="P163"/>
          </table:table-cell>
          <table:covered-table-cell>
            <text:p text:style-name="P164"/>
          </table:covered-table-cell>
        </table:table-row>
        <table:table-row table:style-name="TableRow165">
          <table:table-cell table:style-name="TableCell166">
            <text:p text:style-name="P167"/>
          </table:table-cell>
          <table:table-cell table:style-name="TableCell168">
            <text:p text:style-name="P169"/>
          </table:table-cell>
          <table:covered-table-cell>
            <text:p text:style-name="P170"/>
          </table:covered-table-cell>
        </table:table-row>
        <table:table-row table:style-name="TableRow171">
          <table:table-cell table:style-name="TableCell172">
            <text:p text:style-name="P173"/>
          </table:table-cell>
          <table:table-cell table:style-name="TableCell174">
            <text:p text:style-name="P175"/>
          </table:table-cell>
          <table:covered-table-cell>
            <text:p text:style-name="P176"/>
          </table:covered-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row>
      </table:table>
      <text:soft-page-break/>
      <text:h text:style-name="P184" text:outline-level="1"><text:span text:style-name="T185"><draw:connector draw:type="line" svg:x1="-0.0161in" svg:y1="0.7098in" svg:x2="6.49154in" svg:y2="0.7098in" draw:z-index="8" draw:id="id6" draw:style-name="a7" draw:name="Straight Connector 10" text:anchor-type="paragraph"><svg:title/><svg:desc/></draw:connector></text:span><text:bookmark-start text:name="_Toc398026519"/><text:bookmark-start text:name="_Toc398111359"/><text:bookmark-start text:name="__RefHeading__27_1326008667"/><text:span text:style-name="T186">Core Game Play</text:span><text:bookmark-end text:name="_Toc398026519"/><text:bookmark-end text:name="_Toc398111359"/><text:bookmark-end text:name="__RefHeading__27_1326008667"/></text:h>
      <text:soft-page-break/>
      <text:h text:style-name="P187" text:outline-level="1"><text:span text:style-name="T188"><draw:connector draw:type="line" svg:x1="-0.0161in" svg:y1="0.7098in" svg:x2="6.49154in" svg:y2="0.7098in" draw:z-index="9" draw:id="id7" draw:style-name="a8" draw:name="Straight Connector 13" text:anchor-type="paragraph"><svg:title/><svg:desc/></draw:connector></text:span><text:bookmark-start text:name="_Toc398026520"/><text:bookmark-start text:name="_Toc398111360"/><text:span text:style-name="T189">Game Items</text:span><text:bookmark-end text:name="_Toc398026520"/><text:bookmark-end text:name="_Toc398111360"/></text:h>
      <text:soft-page-break/>
      <text:h text:style-name="P190" text:outline-level="1"><text:span text:style-name="T191"><draw:connector draw:type="line" svg:x1="-0.0161in" svg:y1="0.7098in" svg:x2="6.49154in" svg:y2="0.7098in" draw:z-index="13" draw:id="id8" draw:style-name="a9" draw:name="Straight Connector 14" text:anchor-type="paragraph"><svg:title/><svg:desc/></draw:connector></text:span><text:bookmark-start text:name="_Toc398026521"/><text:bookmark-start text:name="_Toc398111361"/><text:bookmark-start text:name="__RefHeading__35_1326008667"/><text:span text:style-name="T192">Scoring</text:span><text:bookmark-end text:name="_Toc398026521"/><text:bookmark-end text:name="_Toc398111361"/><text:bookmark-end text:name="__RefHeading__35_1326008667"/></text:h>
      <text:p text:style-name="P193"/>
      <text:soft-page-break/>
      <text:h text:style-name="P194" text:outline-level="1"><text:span text:style-name="T195"><draw:connector draw:type="line" svg:x1="-0.0161in" svg:y1="0.7098in" svg:x2="6.49154in" svg:y2="0.7098in" draw:z-index="10" draw:id="id9" draw:style-name="a10" draw:name="Straight Connector 16" text:anchor-type="paragraph"><svg:title/><svg:desc/></draw:connector></text:span><text:bookmark-start text:name="_Toc398026522"/><text:bookmark-start text:name="_Toc398111362"/><text:bookmark-start text:name="__RefHeading__39_1326008667"/><text:span text:style-name="T196">HUD</text:span><text:bookmark-end text:name="_Toc398026522"/><text:bookmark-end text:name="_Toc398111362"/><text:bookmark-end text:name="__RefHeading__39_1326008667"/></text:h>
      <text:p text:style-name="P197"><text:tab/></text:p>
      <text:h text:style-name="Heading1" text:outline-level="1"><text:span text:style-name="T198"><draw:connector draw:type="line" svg:x1="-0.0161in" svg:y1="0.7098in" svg:x2="6.49154in" svg:y2="0.7098in" draw:z-index="11" draw:id="id10" draw:style-name="a11" draw:name="Straight Connector 17" text:anchor-type="paragraph"><svg:title/><svg:desc/></draw:connector></text:span><text:bookmark-start text:name="_Toc398026523"/><text:bookmark-start text:name="_Toc398111363"/><text:bookmark-start text:name="__RefHeading__41_1326008667"/><text:span text:style-name="T199">Menu</text:span><text:bookmark-end text:name="_Toc398026523"/><text:bookmark-end text:name="_Toc398111363"/><text:bookmark-end text:name="__RefHeading__41_1326008667"/></text:h>
      <text:p text:style-name="P200"><text:tab/></text:p>
      <text:p text:style-name="P201"><text:tab/>The Main menu of our poker game will display the user with a variety of five choices. These choices are the different types of Poker games the person can simulate. These choices are as follows:</text:p>
      <text:list text:style-name="LFO9" text:continue-numbering="true">
        <text:list-item>
          <text:p text:style-name="P202"><text:s/>Texas Hold em</text:p>
        </text:list-item>
        <text:list-item>
          <text:p text:style-name="P203"><text:s/>Omaha High</text:p>
        </text:list-item>
        <text:list-item>
          <text:p text:style-name="P204"><text:s/>7 Card Stud</text:p>
        </text:list-item>
        <text:list-item>
          <text:p text:style-name="P205"><text:s/>5 Card Draw</text:p>
        </text:list-item>
        <text:list-item>
          <text:p text:style-name="P206"><text:s/>Quit</text:p>
        </text:list-item>
      </text:list>
      <text:p text:style-name="P207"><text:s text:c="2"/>Once the person has made his choice and entered his selection, he is prompted by the next choice . The user is asked how many players will be joining the poker game . This choice will vary from game type to game type and after choosing the game type<text:s/>a maximum number of players will be shown to the user. If the user enters the wrong combination of entries, he will be notified there was a wrong choice. Once the user has entered a correct combination of choices the game will proceed to the next phase. The game will display the results of both the Dealer and the Players , then re ask :</text:p>
      <text:list text:style-name="LFO10" text:continue-numbering="true">
        <text:list-item>
          <text:p text:style-name="P208"><text:s/>Quit</text:p>
        </text:list-item>
        <text:list-item>
          <text:p text:style-name="P209"><text:s/>Main Menu</text:p>
        </text:list-item>
        <text:list-item>
          <text:p text:style-name="P210"><text:s/>Enter Players (2-Max) <text:s text:c="7"/></text:p>
        </text:list-item>
      </text:list>
      <text:p text:style-name="P211"><text:s text:c="2"/>If the user picks option 2 the game will continue to loop and display results .This will This is basically the only menu that we will have implemented in our example. The only possibility of our menu expanding is if we add in a “bonus” betting system for the players.</text:p>
      <text:soft-page-break/>
      <text:h text:style-name="P212" text:outline-level="1"><text:span text:style-name="T213"><draw:connector draw:type="line" svg:x1="-0.0161in" svg:y1="0.7098in" svg:x2="6.49154in" svg:y2="0.7098in" draw:z-index="12" draw:id="id11" draw:style-name="a12" draw:name="Straight Connector 18" text:anchor-type="paragraph"><svg:title/><svg:desc/></draw:connector></text:span><text:bookmark-start text:name="_Toc398026524"/><text:bookmark-start text:name="_Toc398111364"/><text:bookmark-start text:name="__RefHeading__43_1326008667"/><text:span text:style-name="T214">NPC</text:span><text:bookmark-end text:name="_Toc398026524"/><text:bookmark-end text:name="_Toc398111364"/><text:bookmark-end text:name="__RefHeading__43_1326008667"/></text:h>
      <text:p text:style-name="P215"><text:span text:style-name="T21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Cambria" fo:font-weight="bold" style:font-weight-asian="bold" style:font-weight-complex="bold" fo:color="#365F91"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text-align="end" fo:margin-bottom="0in" fo:line-height="100%"/>
      <style:text-properties style:font-name="Arial" style:font-name-asian="Times New Roman" style:font-name-complex="Arial" fo:font-weight="bold" style:font-weight-asian="bold" fo:font-variant="small-caps"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bottom="0in"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Footer" style:display-name="Foot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1" style:display-name="Contents 1" style:family="paragraph" style:parent-style-name="Standard" style:nex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2" style:display-name="Contents 2" style:family="paragraph" style:parent-style-name="Standard" style:next-style-name="Standard">
      <style:paragraph-properties fo:margin-bottom="0in" fo:line-height="100%" fo:margin-left="0.1666in">
        <style:tab-stops/>
      </style:paragraph-properties>
      <style:text-properties style:font-name="Arial" style:font-name-asian="Times New Roman" style:font-name-complex="Arial" fo:font-size="10pt" style:font-size-asian="10pt" style:font-size-complex="12pt" fo:hyphenate="false"/>
    </style:style>
    <style:style style:name="NoSpacing" style:display-name="No Spacing" style:family="paragraph">
      <style:paragraph-properties fo:widows="2" fo:orphans="2"/>
      <style:text-properties style:font-name="Calibri" style:font-name-asian="Times New Roman" style:font-name-complex="Times New Roman" fo:font-size="11pt" style:font-size-asian="11pt" style:font-size-complex="11pt" style:language-complex="ar" style:country-complex="SA" fo:hyphenate="false"/>
    </style:style>
    <style:style style:name="Title" style:display-name="Title" style:family="paragraph" style:parent-style-name="Standard" style:next-style-name="Standard">
      <style:paragraph-properties fo:margin-bottom="0.2083in" fo:line-height="100%"/>
      <style:text-properties style:font-name-asian="Times New Roman" style:font-name-complex="Arial" fo:font-weight="bold" style:font-weight-asian="bold" fo:font-variant="small-caps" fo:color="#17365D" fo:letter-spacing="0.0034in" style:text-position="-85% 100%" fo:font-size="20pt" style:font-size-asian="20pt" style:font-size-complex="2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OCHeading" style:display-name="TOC Heading" style:family="paragraph" style:parent-style-name="Heading1" style:next-style-name="Standard" style:default-outline-level="1">
      <style:paragraph-properties fo:margin-top="0in"/>
      <style:text-properties fo:hyphenate="false"/>
    </style:style>
    <style:style style:name="Contents3" style:display-name="Contents 3" style:family="paragraph" style:parent-style-name="Standard" style:next-style-name="Standard">
      <style:paragraph-properties fo:margin-bottom="0.0694in" fo:margin-left="0.3055in">
        <style:tab-stops/>
      </style:paragraph-properties>
      <style:text-properties style:font-name-asian="Times New Roman" fo:hyphenate="false"/>
    </style:style>
    <style:style style:name="Style1" style:display-name="Style1" style:family="paragraph" style:parent-style-name="Title">
      <style:text-properties fo:hyphenate="false"/>
    </style:style>
    <style:style style:name="H1" style:display-name="H1" style:family="paragraph" style:parent-style-name="Standard" style:next-style-name="Standard">
      <style:paragraph-properties style:text-autospace="none" fo:margin-bottom="0in" fo:line-height="100%"/>
      <style:text-properties style:font-name="Times New Roman" style:font-name-asian="Times New Roman" fo:font-size="12pt" style:font-size-asian="12pt" style:font-size-complex="12pt" fo:language="en" fo:country="CA" fo:hyphenate="false"/>
    </style:style>
    <style:style style:name="Footnote" style:display-name="Footnote" style:family="paragraph" style:parent-style-name="Standard">
      <style:paragraph-properties fo:margin-bottom="0in" fo:line-height="100%"/>
      <style:text-properties style:font-name="Times New Roman" style:font-name-asian="Times New Roman" fo:font-size="10pt" style:font-size-asian="10pt" style:font-size-complex="10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language="en" fo:country="CA"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C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4" style:display-name="Contents 4" style:family="paragraph" style:parent-style-name="Index">
      <style:paragraph-properties fo:margin-bottom="0in"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bottom="0in"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bottom="0in"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bottom="0in"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bottom="0in"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bottom="0in"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bottom="0in" fo:margin-left="1.7687in">
        <style:tab-stops>
          <style:tab-stop style:type="right" style:leader-style="dotted" style:leader-text="." style:position="5.1562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style:style>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fo:color="#548DD4"/>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BalloonTextChar" style:display-name="Balloon Text Char" style:family="text">
      <style:text-properties style:font-name="Tahoma" style:font-name-complex="Tahoma" fo:font-size="8pt" style:font-size-asian="8pt" style:font-size-complex="8pt"/>
    </style:style>
    <style:style style:name="PlaceholderText" style:display-name="Placeholder Text" style:family="text">
      <style:text-properties fo:color="#808080"/>
    </style:style>
    <style:style style:name="Heading3Char" style:display-name="Heading 3 Char" style:family="text">
      <style:text-properties style:font-name="Arial" style:font-name-asian="Times New Roman" style:font-name-complex="Times New Roman" fo:font-weight="bold" style:font-weight-asian="bold" fo:font-variant="small-caps" fo:font-size="10pt" style:font-size-asian="10pt" style:font-size-complex="10pt"/>
    </style:style>
    <style:style style:name="HeaderChar" style:display-name="Header Char" style:family="text">
      <style:text-properties style:font-name="Arial" style:font-name-asian="Times New Roman" style:font-name-complex="Times New Roman" fo:font-size="10pt" style:font-size-asian="10pt" style:font-size-complex="12pt"/>
    </style:style>
    <style:style style:name="FooterChar" style:display-name="Footer Char" style:family="text">
      <style:text-properties style:font-name="Arial" style:font-name-asian="Times New Roman" style:font-name-complex="Times New Roman" fo:font-size="10pt" style:font-size-asian="10pt" style:font-size-complex="12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NoSpacingChar" style:display-name="No Spacing Char" style:family="text">
      <style:text-properties style:font-name-asian="Times New Roman" fo:font-size="11pt" style:font-size-asian="11pt" style:font-size-complex="11pt" fo:language="en" fo:country="US" style:language-complex="ar" style:country-complex="SA"/>
    </style:style>
    <style:style style:name="BookTitle" style:display-name="Book Title" style:family="text">
      <style:text-properties fo:font-weight="bold" style:font-weight-asian="bold" style:font-weight-complex="bold" fo:font-variant="small-caps" fo:letter-spacing="0.0034in"/>
    </style:style>
    <style:style style:name="TitleChar" style:display-name="Title Char" style:family="text">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Heading1Char" style:display-name="Heading 1 Char" style:family="tex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tyle1Char" style:display-name="Style1 Char" style:family="text" style:parent-style-name="TitleChar">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FootnoteTextChar" style:display-name="Footnote Text Char" style:family="text">
      <style:text-properties style:font-name="Times New Roman" style:font-name-asian="Times New Roman" style:font-name-complex="Times New Roman" fo:language="en" fo:country="US"/>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dexLink" style:display-name="Index Link"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umberingSymbols" style:display-name="Numbering Symbols" style:family="text">
      <style:text-properties style:font-name="Arial"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text:list-style style:name="WW8Num1" style:display-name="WW8Num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1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1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fo:color="#548DD4"/>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style:font-name="Arial" fo:font-weight="bold" style:font-weight-asian="bold" style:font-weight-complex="bold"/>
    </style:style>
    <style:style style:name="WW_CharLFO10LVL3" style:family="text">
      <style:text-properties style:font-name="Arial" fo:font-weight="bold" style:font-weight-asian="bold" style:font-weight-complex="bold"/>
    </style:style>
    <style:style style:name="WW_CharLFO10LVL4" style:family="text">
      <style:text-properties style:font-name="Arial" fo:font-weight="bold" style:font-weight-asian="bold" style:font-weight-complex="bold"/>
    </style:style>
    <style:style style:name="WW_CharLFO10LVL5" style:family="text">
      <style:text-properties style:font-name="Arial" fo:font-weight="bold" style:font-weight-asian="bold" style:font-weight-complex="bold"/>
    </style:style>
    <style:style style:name="WW_CharLFO10LVL6" style:family="text">
      <style:text-properties style:font-name="Arial" fo:font-weight="bold" style:font-weight-asian="bold" style:font-weight-complex="bold"/>
    </style:style>
    <style:style style:name="WW_CharLFO10LVL7" style:family="text">
      <style:text-properties style:font-name="Arial" fo:font-weight="bold" style:font-weight-asian="bold" style:font-weight-complex="bold"/>
    </style:style>
    <style:style style:name="WW_CharLFO10LVL8" style:family="text">
      <style:text-properties style:font-name="Arial" fo:font-weight="bold" style:font-weight-asian="bold" style:font-weight-complex="bold"/>
    </style:style>
    <style:style style:name="WW_CharLFO10LVL9" style:family="text">
      <style:text-properties style:font-name="Arial"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3194in" fo:margin-left="0.8055in" fo:margin-bottom="0.3194in" fo:margin-right="0.80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fo:text-align="center"/>
    </style:style>
    <style:style style:name="T3" style:parent-style-name="DefaultParagraphFont" style:family="text">
      <style:text-properties fo:font-weight="bold" style:font-weight-asian="bold" style:font-weight-complex="bold" fo:font-size="16pt" style:font-size-asian="16pt" style:font-size-complex="16pt" style:language-asian="en" style:country-asian="US"/>
    </style:style>
    <style:style style:name="P4" style:parent-style-name="Standard" style:family="paragraph">
      <style:paragraph-properties fo:text-align="center"/>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6"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T7"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8" style:parent-style-name="Footer" style:family="paragraph">
      <style:paragraph-properties fo:border-top="0.0069in solid #000000" fo:border-left="none" fo:border-bottom="none" fo:border-right="none" fo:padding-top="0.0138in" fo:padding-left="0in" fo:padding-bottom="0in" fo:padding-right="0in" style:shadow="none" fo:text-align="center"/>
      <style:text-properties fo:font-weight="bold" style:font-weight-asian="bold" fo:font-size="8pt" style:font-size-asian="8pt" style:font-size-complex="8pt"/>
    </style:style>
    <style:page-layout style:name="PL2">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3">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4">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5">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6">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7">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8">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9">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0">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graphics2" text:anchor-type="as-char" svg:x="0in" svg:y="0in" svg:width="3.398in" svg:height="0.9217in" style:rel-width="scale" style:rel-height="scale"><draw:image xlink:href="media/image1.jpg" xlink:type="simple" xlink:show="embed" xlink:actuate="onLoad"/><svg:title/><svg:desc/></draw:frame></text:span></text:p>
        <text:p text:style-name="P4"/>
        <text:p text:style-name="P5"><text:span text:style-name="T6">Video Game Prototyping<text:s/></text:span><text:span text:style-name="T7"><text:line-break/></text:span></text:p>
      </style:header>
      <style:footer>
        <text:p text:style-name="P8">Copyright © 2008 by triOS College.<text:s/><text:line-break/>Unauthorized copying or reuse of any part of this exam is strictly prohibited.</text:p>
      </style:footer>
    </style:master-page>
    <style:master-page style:name="MP2" style:page-layout-name="PL2">
      <style:header>
        <text:p text:style-name="Standard"/>
      </style:header>
      <style:footer>
        <text:p text:style-name="Standard"/>
      </style:footer>
    </style:master-page>
    <style:master-page style:name="MP3" style:page-layout-name="PL3">
      <style:header>
        <text:p text:style-name="Standard"/>
      </style:header>
      <style:footer>
        <text:p text:style-name="Standard"/>
      </style:footer>
    </style:master-page>
    <style:master-page style:name="MP4" style:page-layout-name="PL4">
      <style:header>
        <text:p text:style-name="Standard"/>
      </style:header>
      <style:footer>
        <text:p text:style-name="Standard"/>
      </style:footer>
    </style:master-page>
    <style:master-page style:name="MP5" style:page-layout-name="PL5">
      <style:header>
        <text:p text:style-name="Standard"/>
      </style:header>
      <style:footer>
        <text:p text:style-name="Standard"/>
      </style:footer>
    </style:master-page>
    <style:master-page style:name="MP6" style:page-layout-name="PL6">
      <style:header>
        <text:p text:style-name="Standard"/>
      </style:header>
      <style:footer>
        <text:p text:style-name="Standard"/>
      </style:footer>
    </style:master-page>
    <style:master-page style:name="MP7" style:page-layout-name="PL7">
      <style:header>
        <text:p text:style-name="Standard"/>
      </style:header>
      <style:footer>
        <text:p text:style-name="Standard"/>
      </style:footer>
    </style:master-page>
    <style:master-page style:name="MP8" style:page-layout-name="PL8">
      <style:header>
        <text:p text:style-name="Standard"/>
      </style:header>
      <style:footer>
        <text:p text:style-name="Standard"/>
      </style:footer>
    </style:master-page>
    <style:master-page style:name="MP9" style:page-layout-name="PL9">
      <style:header>
        <text:p text:style-name="Standard"/>
      </style:header>
      <style:footer>
        <text:p text:style-name="Standard"/>
      </style:footer>
    </style:master-page>
    <style:master-page style:name="MP10" style:page-layout-name="PL1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an - Paul Amore</meta:initial-creator>
    <dc:creator>Levi Squires</dc:creator>
    <meta:creation-date>2007-10-12T15:06:00Z</meta:creation-date>
    <dc:date>2014-09-11T15:47:00Z</dc:date>
    <meta:template xlink:href="Normal.dotm" xlink:type="simple"/>
    <meta:editing-cycles>32</meta:editing-cycles>
    <meta:editing-duration>PT8520S</meta:editing-duration>
    <meta:document-statistic meta:page-count="11" meta:paragraph-count="12" meta:word-count="957" meta:character-count="6400" meta:row-count="45" meta:non-whitespace-character-count="5455"/>
  </office:meta>
</office:document-meta>
</file>